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style:font-name="Arial1" fo:font-size="24pt" fo:font-weight="bold" officeooo:rsid="0019fcc7" officeooo:paragraph-rsid="0019fcc7" style:font-size-asian="21pt" style:font-weight-asian="bold" style:font-size-complex="24pt" style:font-weight-complex="bold"/>
    </style:style>
    <style:style style:name="P2" style:family="paragraph" style:parent-style-name="Standard">
      <style:text-properties fo:color="#ff860d" loext:opacity="100%" style:font-name="Arial1" fo:font-size="14pt" fo:font-weight="bold" officeooo:rsid="0019fcc7" officeooo:paragraph-rsid="0019fcc7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000000" loext:opacity="100%" style:font-name="Arial1" fo:font-size="11pt" fo:font-weight="normal" officeooo:rsid="0019fcc7" officeooo:paragraph-rsid="0019fcc7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color="#000000" loext:opacity="100%" style:font-name="Arial1" fo:font-size="11pt" fo:font-weight="bold" officeooo:rsid="0019fcc7" officeooo:paragraph-rsid="0019fcc7" style:font-size-asian="9.60000038146973pt" style:font-weight-asian="bold" style:font-size-complex="11pt" style:font-weight-complex="bold"/>
    </style:style>
    <style:style style:name="P5" style:family="paragraph" style:parent-style-name="Standard">
      <style:text-properties fo:color="#e6e905" loext:opacity="100%" style:font-name="Arial1" fo:font-size="11pt" fo:font-weight="bold" officeooo:rsid="0019fcc7" officeooo:paragraph-rsid="0019fcc7" style:font-size-asian="9.60000038146973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7: Administración de sistemas operativos libres.</text:p>
      <text:p text:style-name="P1"/>
      <text:p text:style-name="P2">1. Escritorio de Ubuntu.</text:p>
      <text:p text:style-name="P2"/>
      <text:p text:style-name="P3">Existen diferentes entornos gráficos en los sistemas Linux, siendo <text:span text:style-name="T1">Gnome</text:span> el más popular, y el integrado por defecto en Ubuntu.</text:p>
      <text:p text:style-name="P3">Fue creado como alternativa a KDE.</text:p>
      <text:p text:style-name="P3"/>
      <text:p text:style-name="P3">En el entorno de escritorio Gnome destaca:</text:p>
      <text:p text:style-name="P3"/>
      <text:p text:style-name="P4">· Fondo de escritorio.</text:p>
      <text:p text:style-name="P4"/>
      <text:p text:style-name="P4">· Lanzador o panel: <text:span text:style-name="T2">es la barra que se muestra en el escritorio de Ubuntu en la parte izquierda.</text:span></text:p>
      <text:p text:style-name="P4"><text:span text:style-name="T2"/></text:p>
      <text:p text:style-name="P4">· Panel superior: <text:span text:style-name="T2">incluye la hora, opciones de apagado, configuraciones rápidas de red o de volumen del audio.</text:span></text:p>
      <text:p text:style-name="P4"><text:span text:style-name="T2"/></text:p>
      <text:p text:style-name="P4">· Dash o Mostrar aplicaciones: <text:span text:style-name="T2">facilita el acceso a todos los programas del sistema y herramientas de configuración.</text:span></text:p>
      <text:p text:style-name="P4"><text:span text:style-name="T2"/></text:p>
      <text:p text:style-name="P5">2.1. Unity.</text:p>
      <text:p text:style-name="P5"/>
      <text:p text:style-name="P3">Unity ha sido el entorno de escritorio incluido y que ha ido rotando en diferentes versiones de Ubuntu con Gnome, hasta la versión 17.04, en la que se incluye por defecto Gnome.</text:p>
      <text:p text:style-name="P3"/>
      <text:p text:style-name="P3">Para instalar Unity hay que abrir el intérprete de comandos e introducir los siguientes comandos:</text:p>
      <text:p text:style-name="P3"/>
      <text:p text:style-name="P4">sudo apt update</text:p>
      <text:p text:style-name="P4">sudo apt install ubuntu-unity-desktop</text:p>
      <text:p text:style-name="P4"/>
      <text:p text:style-name="P3">Reiniciar el equipo con el comando <text:span text:style-name="T1">reboot</text:span>.</text:p>
      <text:p text:style-name="P3"/>
      <text:p text:style-name="P3">Con el comando <text:span text:style-name="T1">Unity-version</text:span>, podemos ver la versión de Unity instalada en el equipo.</text:p>
      <text:p text:style-name="P3"/>
      <text:p text:style-name="P3">Unity fue el pionero en introducir el “Lanzador”.</text:p>
      <text:p text:style-name="P3"/>
      <text:p text:style-name="P3">Para eliminar Gnome, se introducen los siguientes comandos:</text:p>
      <text:p text:style-name="P3"/>
      <text:p text:style-name="P4">sudo apt remove gnome-shell</text:p>
      <text:p text:style-name="P4">sudo apt autoremov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2. Sistemas de archivos.</text:p>
      <text:p text:style-name="P2"/>
      <text:p text:style-name="P3">El sistema de archivos Linux es una estructura jerárquica de tipo árbol, siendo la raíz o el nivel más alto “/”. Desde esa raíz parten el resto de directorios.</text:p>
      <text:p text:style-name="P3"/>
      <text:p text:style-name="P3">Para ver la estructura de archivos y directorios en entorno gráfico, hay que pulsar sobre el icono <text:span text:style-name="T1">Archivos</text:span>.</text:p>
      <text:p text:style-name="P3"/>
      <text:p text:style-name="P3">Algunos de los directorios más importantes y comunes en sistemas Linux son:</text:p>
      <text:p text:style-name="P3"/>
      <text:p text:style-name="P4">· /bin: <text:span text:style-name="T2">se encuentran los archivos binarios básicos del sistema, que permiten operaciones como ls, pwd o cat.</text:span></text:p>
      <text:p text:style-name="P4"><text:span text:style-name="T2"/></text:p>
      <text:p text:style-name="P4">· /home: <text:span text:style-name="T2">carpeta de los usuarios del sistema.</text:span></text:p>
      <text:p text:style-name="P4"><text:span text:style-name="T2"/></text:p>
      <text:p text:style-name="P4">· /etc: <text:span text:style-name="T2">incluye archivos de configuración de aplicaciones o archivos de administración.</text:span></text:p>
      <text:p text:style-name="P4"><text:span text:style-name="T2"/></text:p>
      <text:p text:style-name="P4">· /dev: <text:span text:style-name="T2">archivos de hardware.</text:span></text:p>
      <text:p text:style-name="P4"><text:span text:style-name="T2"/></text:p>
      <text:p text:style-name="P4">· /media: <text:span text:style-name="T2">contiene las unidades o particiones que se han montado en el disco.</text:span></text:p>
      <text:p text:style-name="P4"><text:span text:style-name="T2"/></text:p>
      <text:p text:style-name="P2">3. Intérprete de comandos.</text:p>
      <text:p text:style-name="P2"/>
      <text:p text:style-name="P5">3.1. Operaciones básicas con archivos y directorios mediante comandos.</text:p>
      <text:p text:style-name="P5"/>
      <text:p text:style-name="P3">Para saber la ruta absoluta donde nos encontramos se introduce el comando <text:span text:style-name="T1">pwd</text:span>.</text:p>
      <text:p text:style-name="P3"/>
      <text:p text:style-name="P3">Con el comando <text:span text:style-name="T1">cd</text:span>, podemos movernos entre carpetas. Complementando el comando con el nombre de una carpeta se accede a dicha carpeta.</text:p>
      <text:p text:style-name="P3">Para retroceder un nivel en la estructura de ficheros se introduce <text:span text:style-name="T1">cd..</text:span></text:p>
      <text:p text:style-name="P3"><text:span text:style-name="T1"/></text:p>
      <text:p text:style-name="P4">ls <text:span text:style-name="T2">lista el contenido de la ruta en la que nos encontramos.</text:span></text:p>
      <text:p text:style-name="P4"><text:span text:style-name="T2"/></text:p>
      <text:p text:style-name="P5">3.2. Operaciones avanzadas con archivos y directorios mediante comandos.</text:p>
      <text:p text:style-name="P5"/>
      <text:p text:style-name="P4">· Mkdir: <text:span text:style-name="T2">para crear una nueva carpeta.</text:span></text:p>
      <text:p text:style-name="P4"><text:span text:style-name="T2"/></text:p>
      <text:p text:style-name="P4">· rmdir y rm: <text:span text:style-name="T2">para eliminar una carpeta y para eliminar un fichero respectivamente.</text:span></text:p>
      <text:p text:style-name="P4"><text:span text:style-name="T2"/></text:p>
      <text:p text:style-name="P4">· cp: <text:span text:style-name="T2">se utiliza para copiar archivos de una ruta a otra.</text:span></text:p>
      <text:p text:style-name="P4"><text:span text:style-name="T2"/></text:p>
      <text:p text:style-name="P4">· mv: <text:span text:style-name="T2">se utiliza para mover, cortar y pegar un archivo a otra ruta. También para cambiar el nombre de un archivo.</text:span></text:p>
      <text:p text:style-name="P4"><text:span text:style-name="T2"/></text:p>
      <text:p text:style-name="P4">· cat: <text:span text:style-name="T2">muestra el contenido de un archivo en pantalla.</text:span></text:p>
      <text:p text:style-name="P4"><text:span text:style-name="T2"/></text:p>
      <text:p text:style-name="P5">3.3. Monitorización del sistema mediante comandos.</text:p>
      <text:p text:style-name="P5"/>
      <text:p text:style-name="P3">Para ver todos los procesos que se encuentran en ejecución, se utiliza el comando <text:span text:style-name="T1">ps aux</text:span>.</text:p>
      <text:p text:style-name="P3"/>
      <text:p text:style-name="P3">Para cerrar o matar un proceso, se utiliza el comando <text:span text:style-name="T1">kill</text:span>. Hay que identificar el proceso por la numeración de la segunda columna (PID).</text:p>
      <text:p text:style-name="P3">También podemos cerrar todos los procesos vinculados a un programa con la ejecución del comando <text:span text:style-name="T1">killall</text:span>.</text:p>
      <text:p text:style-name="P3"/>
      <text:p text:style-name="P3">Es necesario utilizar privilegios de administrador con el comando <text:span text:style-name="T1">sudo su</text:span>.</text:p>
      <text:p text:style-name="P3"><text:soft-page-break/>Otros comandos para la monitorización son:</text:p>
      <text:p text:style-name="P3"/>
      <text:p text:style-name="P4">· free: <text:span text:style-name="T2">muestra el estado y uso de memoria del equipo.</text:span></text:p>
      <text:p text:style-name="P4"><text:span text:style-name="T2"/></text:p>
      <text:p text:style-name="P4">· gnome-system-monitor: <text:span text:style-name="T2">monitoriza de forma gráfica el estado de los procesos, memoria y espacio del equipo. Esta requiere de instalación con el comando “sudo apt-get install gnome-system-monitor”.</text:span></text:p>
      <text:p text:style-name="P4"><text:span text:style-name="T2"/></text:p>
      <text:p text:style-name="P4">· netstat: <text:span text:style-name="T2">informa de las conexiones de red abiertas por el sistema.</text:span></text:p>
      <text:p text:style-name="P4"><text:span text:style-name="T2"/></text:p>
      <text:p text:style-name="P5">3.4. LTSP y SSH.</text:p>
      <text:p text:style-name="P5"/>
      <text:p text:style-name="P4">LTSP<text:span text:style-name="T2"> es una colección de software que convierte un sistema Linux con entorno gráfico, en un servidor administrado únicamente por un terminal de comandos.</text:span></text:p>
      <text:p text:style-name="P4"><text:span text:style-name="T2"/></text:p>
      <text:p text:style-name="P4"><text:span text:style-name="T2">Para conectar de forma remota a un servidor por terminal como por ejemplo una distribución LTSP, se utiliza generalmente el protocolo </text:span>SSH <text:span text:style-name="T2">(Secure Shell). El protocolo SSH permite administrar un servidor remoto a través de Internet de forma segura. También se suele utilizar para administrar de forma remota switches y routers.</text:span></text:p>
      <text:p text:style-name="P4"><text:span text:style-name="T2"/></text:p>
      <text:p text:style-name="P4"><text:span text:style-name="T2">Para instalar SSH el programa utilizado es OpenSSH. Hay que ejecutar el comando </text:span>sudo apt install openssh-server<text:span text:style-name="T2">.</text:span></text:p>
      <text:p text:style-name="P4"><text:span text:style-name="T2"/></text:p>
      <text:p text:style-name="P4"><text:span text:style-name="T2">Hay que iniciar el servicio con el comando </text:span>sudo systemctl start sshd.service<text:span text:style-name="T2">. Para verificar si el servicio está activo e iniciado se utiliza el comando </text:span>sudo systemctl status sshd.service<text:span text:style-name="T2">.</text:span></text:p>
      <text:p text:style-name="P4"><text:span text:style-name="T2"/></text:p>
      <text:p text:style-name="P4"><text:span text:style-name="T2">La conexión al equipo remoto se introduce por un terminal de comandos, y su sintaxis es </text:span>ssh <text:a xlink:type="simple" xlink:href="mailto:usuario@direccionip" text:style-name="Internet_20_link" text:visited-style-name="Visited_20_Internet_20_Link">usuario@direccionip</text:a>, <text:span text:style-name="T2">y a continuación la contraseña del usuario con el que se ha solicitado acceder.</text:span></text:p>
      <text:p text:style-name="P4"><text:span text:style-name="T2"/></text:p>
      <text:p text:style-name="P4"><text:span text:style-name="T2">Por defecto, el acceso se realiza por el puerto 22, pero se puede modificar el archivo </text:span>nano/etc/ssh/sshd_config<text:span text:style-name="T2">.</text:span></text:p>
      <text:p text:style-name="P4"><text:span text:style-name="T2"/></text:p>
      <text:p text:style-name="P2">4. Instalación y configuración de aplicaciones.</text:p>
      <text:p text:style-name="P2"/>
      <text:p text:style-name="P3">Es posible realizar la instalación de software a través de diferentes métodos:</text:p>
      <text:p text:style-name="P3"/>
      <text:p text:style-name="P4">· Centro de software: <text:span text:style-name="T2">actualmente es conocido como Ubuntu Software. Se trata de un gestor gráfico en el que se pueden encontrar la mayoría de las aplicaciones disponibles para el sistema.</text:span></text:p>
      <text:p text:style-name="P4"><text:span text:style-name="T2"/></text:p>
      <text:p text:style-name="P4">· Instalación de paquetes: <text:span text:style-name="T2">en los sistemas Ubuntu los más populares son los paquetes .deb, pero también es compatible con paquetes .tgz, .tar.gz o .rpm</text:span></text:p>
      <text:p text:style-name="P4"><text:span text:style-name="T2"/></text:p>
      <text:p text:style-name="P4">· Repositorios del sistema y terceros: <text:span text:style-name="T2">los repositorios son sitios web donde se encuentran almacenados paquetes de software. Las instalaciones se realizan por el terminal de comandos.</text:span></text:p>
      <text:p text:style-name="P4"><text:span text:style-name="T2"/></text:p>
      <text:p text:style-name="P4"><text:span text:style-name="T2">El principal repositorio de Ubuntu es apt. Los archivos tienen el formato .deb y se descargan desde un servidor FTP. La sintaxis para instalar un paquete es </text:span>sudo apt-get install nombresoftware<text:span text:style-name="T2">. Para actualizar el repositorio de utiliza el comando </text:span>apt-update<text:span text:style-name="T2">.</text:span></text:p>
      <text:p text:style-name="P4"><text:span text:style-name="T2"/></text:p>
      <text:p text:style-name="P4"><text:span text:style-name="T2">Desinstalar puede hacerse desde Ubuntu Software o con el comando </text:span>sudo apt-get remove nombresoftware<text:span text:style-name="T2"> si se instaló con apt-get.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2"><text:soft-page-break/>5. Administración de usuarios y grupos.</text:p>
      <text:p text:style-name="P2"/>
      <text:p text:style-name="P3">La creación y gestión de cuentas de usuario se realiza desde Usuarios en Configuración. Existen dos tipos de cuenta:</text:p>
      <text:p text:style-name="P3"/>
      <text:p text:style-name="P4">· Estándar: <text:span text:style-name="T2">no puede realizar tareas de administración e instalación.</text:span></text:p>
      <text:p text:style-name="P4"><text:span text:style-name="T2"/></text:p>
      <text:p text:style-name="P4">· Administrador: <text:span text:style-name="T2">tiene control total sobre el sistema.</text:span></text:p>
      <text:p text:style-name="P4"><text:span text:style-name="T2"/></text:p>
      <text:p text:style-name="P4"><text:span text:style-name="T2">Para crear un usuario desde el terminal de comandos se utiliza el comando </text:span>adduser nombreusuario<text:span text:style-name="T2">.</text:span></text:p>
      <text:p text:style-name="P4"><text:span text:style-name="T2"/></text:p>
      <text:p text:style-name="P4"><text:span text:style-name="T2">Para gestionar grupos puede instalarse desde el comando </text:span>sudo apt-get install gnome-system-tools<text:span text:style-name="T2">.</text:span></text:p>
      <text:p text:style-name="P4"><text:span text:style-name="T2"/></text:p>
      <text:p text:style-name="P5">5.1. Ficheros de carga de sesión del usuario.</text:p>
      <text:p text:style-name="P5"/>
      <text:p text:style-name="P3">Cuando un usuario inicia sesión en un sistema Linux se lanzan una serie de órdenes e instrucciones que se almacenan en el archivo <text:span text:style-name="T1">.bash_profile </text:span>del sistema.</text:p>
      <text:p text:style-name="P3"/>
      <text:p text:style-name="P3">Puede ser modificado para que cuando un usuario inicie sesión se muestre un mensaje.</text:p>
      <text:p text:style-name="P3"/>
      <text:p text:style-name="P3">El fichero leído por el sistema cuando un usuario cierra sesión es <text:span text:style-name="T1">.bash_logout</text:span>. Además de incluir información sobre cuando el usuario ha salido del sistema o el tiempo que ha estado conectado, es posible introducir órdenes, por ejemplo, para que elimine ficheros temporales cuando un usuario cierre su sesión.</text:p>
      <text:p text:style-name="P3"/>
      <text:p text:style-name="P5">5.2. Permisos y derechos en el sistema de ficheros.</text:p>
      <text:p text:style-name="P5"/>
      <text:p text:style-name="P3">Los permisos en los ficheros o carpetas de Linux se asignan haciendo clic sobre dicho objeto y seleccionando Propiedades. Pueden aplicarse permisos de:</text:p>
      <text:p text:style-name="P3"/>
      <text:p text:style-name="P4">· Lectura y escritura: <text:span text:style-name="T2">da acceso total al archivo o carpeta, pudiendo modificar, borrar o crear archivos.</text:span></text:p>
      <text:p text:style-name="P4"><text:span text:style-name="T2"/></text:p>
      <text:p text:style-name="P4">· Acceso: <text:span text:style-name="T2">los usuarios solo tienen permiso de lectura.</text:span></text:p>
      <text:p text:style-name="P4"><text:span text:style-name="T2"/></text:p>
      <text:p text:style-name="P4">· Solo listar: <text:span text:style-name="T2">los usuarios con estos permisos solo pueden ver los contenidos de las carpetas.</text:span></text:p>
      <text:p text:style-name="P4"><text:span text:style-name="T2"/></text:p>
      <text:p text:style-name="P4">· Ninguno.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5T20:19:30.432000000</meta:creation-date>
    <dc:date>2023-12-05T20:55:43.041000000</dc:date>
    <meta:editing-duration>PT36M12S</meta:editing-duration>
    <meta:editing-cycles>1</meta:editing-cycles>
    <meta:document-statistic meta:table-count="0" meta:image-count="0" meta:object-count="0" meta:page-count="4" meta:paragraph-count="80" meta:word-count="1175" meta:character-count="7282" meta:non-whitespace-character-count="6187"/>
    <meta:generator>LibreOffice/7.6.2.1$Windows_X86_64 LibreOffice_project/56f7684011345957bbf33a7ee678afaf4d2ba333</meta:generator>
  </office:meta>
</office:document-meta>
</file>